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SourceCodeProRegular" svg:font-family="SourceCodeProRegular, Menlo, consolas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2083in" fo:margin-right="0in" fo:margin-top="0.052in" fo:margin-bottom="0.052in" style:line-height-at-least="0.2083in" fo:orphans="2" fo:widows="2" fo:text-indent="0in" style:auto-text-indent="false" fo:padding-left="0in" fo:padding-right="0in" fo:padding-top="0.052in" fo:padding-bottom="0in" fo:border-left="none" fo:border-right="none" fo:border-top="0.0008in solid #eeefee" fo:border-bottom="none"/>
      <style:text-properties fo:font-variant="normal" fo:text-transform="none" fo:color="#008800" style:font-name="SourceCodeProRegular" fo:font-size="10.5pt" fo:letter-spacing="normal" fo:font-style="normal" fo:font-weight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.2083in" fo:margin-right="0in" fo:margin-top="0.052in" fo:margin-bottom="0.052in" style:line-height-at-least="0.2083in" fo:orphans="2" fo:widows="2" fo:text-indent="0in" style:auto-text-indent="false" fo:padding-left="0in" fo:padding-right="0in" fo:padding-top="0.052in" fo:padding-bottom="0in" fo:border-left="none" fo:border-right="none" fo:border-top="0.0008in solid #eeefee" fo:border-bottom="none"/>
      <style:text-properties fo:font-variant="normal" fo:text-transform="none" fo:color="#008800" style:font-name="SourceCodeProRegular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left="0.2083in" fo:margin-right="0in" fo:margin-top="0.052in" fo:margin-bottom="0.052in" style:line-height-at-least="0.2083in" fo:orphans="2" fo:widows="2" fo:text-indent="0in" style:auto-text-indent="false" fo:padding-left="0in" fo:padding-right="0in" fo:padding-top="0.052in" fo:padding-bottom="0in" fo:border-left="none" fo:border-right="none" fo:border-top="0.0008in solid #eeefee" fo:border-bottom="none"/>
      <style:text-properties fo:font-variant="normal" fo:text-transform="none" fo:color="#008800" style:font-name="SourceCodeProRegular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left="0.2083in" fo:margin-right="0in" fo:margin-top="0.052in" fo:margin-bottom="0.052in" style:line-height-at-least="0.2083in" fo:orphans="2" fo:widows="2" fo:text-indent="0in" style:auto-text-indent="false" fo:padding-left="0in" fo:padding-right="0in" fo:padding-top="0.052in" fo:padding-bottom="0in" fo:border-left="none" fo:border-right="none" fo:border-top="0.0008in solid #eeefee" fo:border-bottom="none"/>
      <style:text-properties fo:font-variant="normal" fo:text-transform="none" fo:color="#008800" style:font-name="SourceCodeProRegular" fo:font-size="10.5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Arial1" fo:font-size="10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8800" style:font-name="SourceCodeProRegular" fo:font-size="10.5pt" fo:letter-spacing="normal" fo:font-style="normal"/>
    </style:style>
    <style:style style:name="T3" style:family="text">
      <style:text-properties fo:font-variant="normal" fo:text-transform="none" fo:color="#008800" style:font-name="SourceCodeProRegular" fo:font-size="10.5pt" fo:letter-spacing="normal" fo:font-style="normal" fo:font-weight="normal"/>
    </style:style>
    <style:style style:name="T4" style:family="text">
      <style:text-properties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fac2869f-7fff-8ebd-0ecc-2ca856fc3bcc"/><text:span text:style-name="T1">1. For the given JSON iterate over all for loops (for, for in, for of, forEach)</text:span> </text:p>
      <text:p text:style-name="P2"/>
      <text:p text:style-name="Standard">var a = </text:p>
      <text:p text:style-name="Standard"><text:s text:c="5"/>[{</text:p>
      <text:p text:style-name="Standard"><text:s text:c="4"/>"fruit": "Apple",</text:p>
      <text:p text:style-name="Standard"><text:s text:c="4"/>"size": "Large",</text:p>
      <text:p text:style-name="Standard"><text:s text:c="4"/>"color": "Red"</text:p>
      <text:p text:style-name="Standard"><text:s text:c="5"/>},</text:p>
      <text:p text:style-name="Standard"><text:s text:c="5"/>{</text:p>
      <text:p text:style-name="Standard"><text:s text:c="5"/>"fruit":"Orange",</text:p>
      <text:p text:style-name="Standard"><text:s text:c="5"/>"size" : "Large",</text:p>
      <text:p text:style-name="Standard"><text:s text:c="5"/>"color": "Orange"</text:p>
      <text:p text:style-name="Standard"><text:s text:c="5"/>},</text:p>
      <text:p text:style-name="Standard"><text:s text:c="5"/>{</text:p>
      <text:p text:style-name="Standard"><text:s text:c="5"/>"fruit":"Grapes",</text:p>
      <text:p text:style-name="Standard"><text:s text:c="6"/>"size":"Small",</text:p>
      <text:p text:style-name="Standard"><text:s text:c="6"/>"color":"Black"</text:p>
      <text:p text:style-name="Standard"><text:s text:c="5"/>},</text:p>
      <text:p text:style-name="Standard"><text:s text:c="5"/>{</text:p>
      <text:p text:style-name="Standard"><text:s text:c="5"/>"fruit":"Cherry",</text:p>
      <text:p text:style-name="Standard"><text:s text:c="6"/>"size":"Small",</text:p>
      <text:p text:style-name="Standard"><text:s text:c="6"/>"color": "red"</text:p>
      <text:p text:style-name="Standard"><text:s text:c="5"/>}];</text:p>
      <text:p text:style-name="Standard"/>
      <text:p text:style-name="P2">a. Iterate over for loop</text:p>
      <text:p text:style-name="P2"/>
      <text:p text:style-name="Standard">for(i=0;i&lt;a.length;i++)</text:p>
      <text:p text:style-name="Standard"><text:s text:c="2"/>{ </text:p>
      <text:p text:style-name="Standard"><text:s text:c="4"/>console.log(a[i].color);</text:p>
      <text:p text:style-name="Standard"><text:s text:c="2"/>}</text:p>
      <text:p text:style-name="Standard"/>
      <text:p text:style-name="Standard">Output: <text:bookmark text:name="output1"/><text:span text:style-name="T3">"Red"</text:span></text:p>
      <text:list xml:id="list1814649082720548508" text:style-name="L1">
        <text:list-header>
          <text:p text:style-name="P6"><draw:frame draw:style-name="fr1" draw:name="Frame4" text:anchor-type="paragraph" svg:width="0.052in" draw:z-index="3"><draw:text-box fo:min-height="0.0161in"><text:p text:style-name="Text_20_body"/></draw:text-box></draw:frame> "Orange"</text:p>
          <text:p text:style-name="P6"><draw:frame draw:style-name="fr1" draw:name="Frame5" text:anchor-type="paragraph" svg:width="0.052in" draw:z-index="4"><draw:text-box fo:min-height="0.0161in"><text:p text:style-name="Text_20_body"/></draw:text-box></draw:frame> "Black"</text:p>
          <text:p text:style-name="P6"><draw:frame draw:style-name="fr1" draw:name="Frame6" text:anchor-type="paragraph" svg:width="0.052in" draw:z-index="5"><draw:text-box fo:min-height="0.0161in"><text:p text:style-name="Text_20_body"/></draw:text-box></draw:frame> "red"</text:p>
        </text:list-header>
      </text:list>
      <text:p text:style-name="Standard"/>
      <text:p text:style-name="Standard"/>
      <text:p text:style-name="P2">b. Iterate over for in loop</text:p>
      <text:p text:style-name="P2"/>
      <text:p text:style-name="P4">for( x in a){</text:p>
      <text:p text:style-name="P4"><text:s text:c="2"/>console.log(a[x].fruit);</text:p>
      <text:p text:style-name="P4">}</text:p>
      <text:p text:style-name="P2"/>
      <text:p text:style-name="P3"><text:span text:style-name="T4">Output: </text:span><text:bookmark text:name="output"/><text:span text:style-name="T4"><text:s text:c="3"/></text:span><text:span text:style-name="T2">"Apple"</text:span></text:p>
      <text:list xml:id="list3827049004424446016" text:style-name="L2">
        <text:list-header>
          <text:p text:style-name="P7"><draw:frame draw:style-name="fr1" draw:name="Frame1" text:anchor-type="paragraph" svg:width="0.052in" draw:z-index="0"><draw:text-box fo:min-height="0.0161in"><text:p text:style-name="Text_20_body"/></draw:text-box></draw:frame>"Orange"</text:p>
          <text:p text:style-name="P7"><draw:frame draw:style-name="fr1" draw:name="Frame2" text:anchor-type="paragraph" svg:width="0.052in" draw:z-index="1"><draw:text-box fo:min-height="0.0161in"><text:p text:style-name="Text_20_body"/></draw:text-box></draw:frame>"Grapes"</text:p>
          <text:p text:style-name="P7"><draw:frame draw:style-name="fr1" draw:name="Frame3" text:anchor-type="paragraph" svg:width="0.052in" draw:z-index="2"><draw:text-box fo:min-height="0.0161in"><text:p text:style-name="Text_20_body"/></draw:text-box></draw:frame>"Cherry"</text:p>
        </text:list-header>
      </text:list>
      <text:p text:style-name="P2">c. Iterate over for of loop</text:p>
      <text:p text:style-name="P2"/>
      <text:p text:style-name="P4">JSON files are not iterable . Hence for of loop cannot be used for JSON. But since we use array to enclose the JSON file, we could iterate as if it is an array.</text:p>
      <text:p text:style-name="P4"/>
      <text:p text:style-name="P4">for(x of a)</text:p>
      <text:p text:style-name="P4"><text:s text:c="2"/>{ </text:p>
      <text:p text:style-name="P4"><text:s text:c="4"/>console.log(x.color);</text:p>
      <text:p text:style-name="P4"><text:s text:c="2"/>}</text:p>
      <text:p text:style-name="P4"/>
      <text:p text:style-name="P3"><text:span text:style-name="T4">Output : <text:s/></text:span><text:bookmark text:name="output2"/><text:span text:style-name="T2">"Red"</text:span></text:p>
      <text:p text:style-name="P1"><draw:frame draw:style-name="fr1" draw:name="Frame7" text:anchor-type="paragraph" svg:width="0.052in" draw:z-index="6"><draw:text-box fo:min-height="0.0161in"><text:p text:style-name="Text_20_body"/></draw:text-box></draw:frame> <text:s text:c="4"/>"Orange"</text:p>
      <text:p text:style-name="P1"><draw:frame draw:style-name="fr1" draw:name="Frame8" text:anchor-type="paragraph" svg:width="0.052in" draw:z-index="7"><draw:text-box fo:min-height="0.0161in"><text:p text:style-name="Text_20_body"/></draw:text-box></draw:frame> <text:s text:c="4"/>"Black"</text:p>
      <text:p text:style-name="P1"><draw:frame draw:style-name="fr1" draw:name="Frame9" text:anchor-type="paragraph" svg:width="0.052in" draw:z-index="8"><draw:text-box fo:min-height="0.0161in"><text:p text:style-name="Text_20_body"/></draw:text-box></draw:frame> <text:s text:c="4"/>"red"</text:p>
      <text:p text:style-name="P1"/>
      <text:p text:style-name="P4"/>
      <text:p text:style-name="P4"/>
      <text:p text:style-name="P4"><text:s text:c="2"/></text:p>
      <text:p text:style-name="P4"/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SourceCodeProRegular" svg:font-family="SourceCodeProRegular, Menlo, consolas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9T17:19:33.13</meta:creation-date>
    <meta:editing-duration>PT57S</meta:editing-duration>
    <meta:editing-cycles>2</meta:editing-cycles>
    <meta:generator>OpenOffice/4.1.11$Win32 OpenOffice.org_project/4111m1$Build-9808</meta:generator>
    <meta:initial-creator>Prabhakaran Jeyamohan</meta:initial-creator>
    <meta:document-statistic meta:table-count="0" meta:image-count="0" meta:object-count="0" meta:page-count="1" meta:paragraph-count="51" meta:word-count="135" meta:character-count="913"/>
    <dc:date>2021-11-29T17:20:26.75</dc:date>
    <dc:creator>Prabhakaran Jeyamohan</dc:creator>
  </office:meta>
</office:document-meta>
</file>